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3cm"/>
    </style:style>
    <style:style style:name="co2" style:family="table-column">
      <style:table-column-properties fo:break-before="auto" style:column-width="15.871cm"/>
    </style:style>
    <style:style style:name="co3" style:family="table-column">
      <style:table-column-properties fo:break-before="auto" style:column-width="3.99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17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0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0000" style:text-align-source="fix" style:repeat-content="false" fo:padding-bottom="0.035cm" fo:padding-left="0.136cm" fo:padding-right="0.136cm" fo:padding-top="0.035cm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00cc00" style:text-align-source="fix" style:repeat-content="false" fo:padding-bottom="0.035cm" fo:padding-left="0.136cm" fo:padding-right="0.136cm" fo:padding-top="0.035cm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333333" style:text-align-source="fix" style:repeat-content="false" fo:padding-bottom="0.035cm" fo:padding-left="0.136cm" fo:padding-right="0.136cm" fo:padding-top="0.035cm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ff9900" style:text-align-source="fix" style:repeat-content="false" fo:padding-bottom="0.035cm" fo:padding-left="0.136cm" fo:padding-right="0.136cm" fo:padding-top="0.035cm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#000000" style:text-align-source="fix" style:repeat-content="false" fo:padding-bottom="0.035cm" fo:padding-left="0.136cm" fo:padding-right="0.136cm" fo:padding-top="0.035cm"/>
      <style:paragraph-properties fo:text-align="center" fo:margin-left="0cm"/>
      <style:text-properties fo:color="#99ffff"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990099" fo:padding-bottom="0.035cm" fo:padding-left="0.136cm" fo:padding-right="0.136cm" fo:padding-top="0.035cm"/>
      <style:text-properties fo:color="#ffffff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0">
      <style:table-cell-properties style:text-align-source="fix" style:repeat-content="false" fo:padding-bottom="0.035cm" fo:padding-left="0.136cm" fo:padding-right="0.136cm" fo:padding-top="0.035cm"/>
      <style:paragraph-properties fo:text-align="center" fo:margin-left="0cm"/>
    </style:style>
    <style:style style:name="ce10" style:family="table-cell" style:parent-style-name="Default">
      <style:table-cell-properties style:text-align-source="value-type" style:repeat-content="false" fo:background-color="transparent" fo:wrap-option="wrap" fo:padding-bottom="0.03cm" fo:padding-left="0.136cm" fo:padding-right="0.136cm" fo:padding-top="0.03cm"/>
      <style:paragraph-properties fo:margin-left="0cm"/>
    </style:style>
    <style:style style:name="ce11" style:family="table-cell" style:parent-style-name="Default">
      <style:table-cell-properties fo:background-color="#cfe7f5" style:text-align-source="value-type" style:repeat-content="false" fo:wrap-option="wrap" fo:padding-bottom="0.03cm" fo:padding-left="0.136cm" fo:padding-right="0.136cm" fo:padding-top="0.03cm"/>
      <style:paragraph-properties fo:margin-left="0cm"/>
    </style:style>
    <style:style style:name="ce12" style:family="table-cell" style:parent-style-name="Default" style:data-style-name="N100">
      <style:table-cell-properties fo:background-color="#ff9900" fo:padding-bottom="0.03cm" fo:padding-left="0.136cm" fo:padding-right="0.136cm" fo:padding-top="0.03c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9999cc" fo:padding-bottom="0.03cm" fo:padding-left="0.136cm" fo:padding-right="0.136cm" fo:padding-top="0.03cm"/>
      <style:text-properties fo:color="#000000" fo:font-weight="bold" style:font-weight-asian="bold" style:font-weight-complex="bold"/>
    </style:style>
    <style:style style:name="ce14" style:family="table-cell" style:parent-style-name="Default" style:data-style-name="N100">
      <style:table-cell-properties fo:background-color="#990099" fo:padding-bottom="0.03cm" fo:padding-left="0.136cm" fo:padding-right="0.136cm" fo:padding-top="0.03cm"/>
      <style:text-properties fo:color="#ffffff" fo:font-weight="bold" style:font-weight-asian="bold" style:font-weight-complex="bold"/>
    </style:style>
    <style:style style:name="ce15" style:family="table-cell" style:parent-style-name="Default" style:data-style-name="N100">
      <style:table-cell-properties fo:padding-bottom="0.03cm" fo:padding-left="0.136cm" fo:padding-right="0.136cm" fo:padding-top="0.03cm"/>
    </style:style>
    <style:style style:name="ce16" style:family="table-cell" style:parent-style-name="Default">
      <style:table-cell-properties fo:background-color="#cfe7f5" style:text-align-source="value-type" style:repeat-content="false" fo:wrap-option="wrap" fo:padding-bottom="0.03cm" fo:padding-left="0.136cm" fo:padding-right="0.136cm" fo:padding-top="0.03cm" style:vertical-align="bottom"/>
      <style:paragraph-properties fo:margin-left="0cm"/>
    </style:style>
    <style:style style:name="ce17" style:family="table-cell" style:parent-style-name="Default" style:data-style-name="N100">
      <style:table-cell-properties fo:background-color="#b2b2b2" fo:padding-bottom="0.03cm" fo:padding-left="0.136cm" fo:padding-right="0.136cm" fo:padding-top="0.03cm"/>
    </style:style>
    <style:style style:name="ce18" style:family="table-cell" style:parent-style-name="Default">
      <style:table-cell-properties fo:background-color="#b2b2b2" fo:padding-bottom="0.03cm" fo:padding-left="0.136cm" fo:padding-right="0.136cm" fo:padding-top="0.03cm"/>
    </style:style>
    <style:style style:name="ce19" style:family="table-cell" style:parent-style-name="Default" style:data-style-name="N100">
      <style:table-cell-properties fo:background-color="#ff9900" fo:padding-bottom="0.035cm" fo:padding-left="0.136cm" fo:padding-right="0.136cm" fo:padding-top="0.035cm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#9999cc" fo:padding-bottom="0.035cm" fo:padding-left="0.136cm" fo:padding-right="0.136cm" fo:padding-top="0.035cm"/>
      <style:text-properties fo:color="#000000" fo:font-weight="bold" style:font-weight-asian="bold" style:font-weight-complex="bold"/>
    </style:style>
    <style:style style:name="ce21" style:family="table-cell" style:parent-style-name="Default" style:data-style-name="N100">
      <style:table-cell-properties fo:background-color="#990099" fo:padding-bottom="0.035cm" fo:padding-left="0.136cm" fo:padding-right="0.136cm" fo:padding-top="0.035cm"/>
    </style:style>
    <style:style style:name="ce22" style:family="table-cell" style:parent-style-name="Default" style:data-style-name="N100">
      <style:table-cell-properties fo:padding-bottom="0.035cm" fo:padding-left="0.136cm" fo:padding-right="0.136cm" fo:padding-top="0.035cm"/>
    </style:style>
    <style:style style:name="ce23" style:family="table-cell" style:parent-style-name="Default">
      <style:table-cell-properties fo:background-color="#ff9900"/>
    </style:style>
    <style:style style:name="ce24" style:family="table-cell" style:parent-style-name="Default">
      <style:table-cell-properties fo:background-color="#990099"/>
    </style:style>
  </office:automatic-styles>
  <office:body>
    <office:spreadsheet>
      <table:table table:name="Main shee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15"/>
        <table:table-column table:style-name="co3" table:default-cell-style-name="ce22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Vital</text:p>
          </table:table-cell>
          <table:table-cell table:style-name="ce10" office:value-type="string">
            <text:p>Mandatory stuff</text:p>
          </table:table-cell>
          <table:table-cell table:style-name="ce7" office:value-type="string">
            <text:p>No need</text:p>
          </table:table-cell>
          <table:table-cell table:style-name="ce7" office:value-type="string">
            <text:p>Dint?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one</text:p>
          </table:table-cell>
          <table:table-cell table:style-name="ce11" office:value-type="string">
            <text:p>Optional stuff</text:p>
          </table:table-cell>
          <table:table-cell table:style-name="ce8" office:value-type="string">
            <text:p>Not vital</text:p>
          </table:table-cell>
          <table:table-cell table:number-columns-repeated="1021"/>
        </table:table-row>
        <table:table-row table:style-name="ro2">
          <table:table-cell table:style-name="ce3" table:number-columns-spanned="1024" table:number-rows-spanned="1"/>
          <table:covered-table-cell table:style-name="ce11"/>
          <table:covered-table-cell table:style-name="ce8"/>
          <table:covered-table-cell table:number-columns-repeated="1021"/>
        </table:table-row>
        <table:table-row table:style-name="ro3">
          <table:table-cell table:style-name="ce4" office:value-type="string">
            <text:p>State</text:p>
          </table:table-cell>
          <table:table-cell table:style-name="ce12" office:value-type="string">
            <text:p>Description</text:p>
          </table:table-cell>
          <table:table-cell table:style-name="ce19" office:value-type="string">
            <text:p>Default behavior</text:p>
          </table:table-cell>
          <table:table-cell table:style-name="ce23" table:number-columns-repeated="1021"/>
        </table:table-row>
        <table:table-row table:style-name="ro3">
          <table:table-cell table:style-name="ce5" office:value-type="string" table:number-columns-spanned="3" table:number-rows-spanned="1">
            <text:p>FIRST ROW</text:p>
          </table:table-cell>
          <table:covered-table-cell table:style-name="ce13"/>
          <table:covered-table-cell table:style-name="ce20"/>
          <table:table-cell table:style-name="ce5" table:number-columns-spanned="3" table:number-rows-spanned="1"/>
          <table:covered-table-cell table:number-columns-repeated="2"/>
          <table:table-cell table:number-columns-repeated="1018"/>
        </table:table-row>
        <table:table-row table:style-name="ro4">
          <table:table-cell table:style-name="ce6" office:value-type="string">
            <text:p>Version</text:p>
          </table:table-cell>
          <table:table-cell table:style-name="ce14" office:value-type="string">
            <text:p>1.0.0</text:p>
          </table:table-cell>
          <table:table-cell table:style-name="ce21"/>
          <table:table-cell table:style-name="ce24" table:number-columns-repeated="1021"/>
        </table:table-row>
        <table:table-row table:style-name="ro3">
          <table:table-cell table:style-name="ce2" office:value-type="string">
            <text:p>Done</text:p>
          </table:table-cell>
          <table:table-cell office:value-type="string">
            <text:p>Saving everything on PC shutdown | reboot</text:p>
          </table:table-cell>
          <table:table-cell office:value-type="string">
            <text:p>No any saving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Done</text:p>
          </table:table-cell>
          <table:table-cell office:value-type="string">
            <text:p>App icon</text:p>
          </table:table-cell>
          <table:table-cell office:value-type="string">
            <text:p>Ugly icon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No need</text:p>
          </table:table-cell>
          <table:table-cell office:value-type="string">
            <text:p>Search box for large list views (At least leave default behavior)</text:p>
          </table:table-cell>
          <table:table-cell office:value-type="string">
            <text:p>Search by first letter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Done</text:p>
          </table:table-cell>
          <table:table-cell office:value-type="string">
            <text:p>If option already selected - do nothing on subsequent clicks (implement smartSet())</text:p>
          </table:table-cell>
          <table:table-cell office:value-type="string">
            <text:p>Flickering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Done</text:p>
          </table:table-cell>
          <table:table-cell office:value-type="string">
            <text:p>About window</text:p>
          </table:table-cell>
          <table:table-cell office:value-type="string">
            <text:p>Doesn't exist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Done</text:p>
          </table:table-cell>
          <table:table-cell office:value-type="string">
            <text:p>Triple-click for Edit controls</text:p>
          </table:table-cell>
          <table:table-cell office:value-type="string">
            <text:p>Doesn't exist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Done</text:p>
          </table:table-cell>
          <table:table-cell office:value-type="string">
            <text:p>Help</text:p>
          </table:table-cell>
          <table:table-cell office:value-type="string">
            <text:p>Doesn't exist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No need</text:p>
          </table:table-cell>
          <table:table-cell office:value-type="string">
            <text:p>Respectable Search box. Make "exact search" checkbox. And add "x" clear button</text:p>
          </table:table-cell>
          <table:table-cell office:value-type="string">
            <text:p>Doesn't exist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Done</text:p>
          </table:table-cell>
          <table:table-cell office:value-type="string">
            <text:p>No hiding | showing buttons. Make them grayed out and explain in tip why it's disabled</text:p>
          </table:table-cell>
          <table:table-cell office:value-type="string">
            <text:p>---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No need</text:p>
          </table:table-cell>
          <table:table-cell office:value-type="string">
            <text:p>MinMax windows sizes (if resizable)</text:p>
          </table:table-cell>
          <table:table-cell office:value-type="string">
            <text:p>No restrictions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Done</text:p>
          </table:table-cell>
          <table:table-cell office:value-type="string">
            <text:p>FEEDBACK for every input</text:p>
          </table:table-cell>
          <table:table-cell office:value-type="string">
            <text:p>---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Done</text:p>
          </table:table-cell>
          <table:table-cell office:value-type="string">
            <text:p>Sexy list-view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one</text:p>
          </table:table-cell>
          <table:table-cell office:value-type="string">
            <text:p>Assert correct Tab-order (in RC file)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one</text:p>
          </table:table-cell>
          <table:table-cell office:value-type="string">
            <text:p>Version resource stuff (release date + version)</text:p>
          </table:table-cell>
          <table:table-cell office:value-type="string">
            <text:p>Mystic app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Done</text:p>
          </table:table-cell>
          <table:table-cell office:value-type="string">
            <text:p>Version history .chm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No need</text:p>
          </table:table-cell>
          <table:table-cell table:style-name="ce11" office:value-type="string">
            <text:p>Single | AskingWindow instance?</text:p>
          </table:table-cell>
          <table:table-cell office:value-type="string">
            <text:p>Multiple instanc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one</text:p>
          </table:table-cell>
          <table:table-cell table:style-name="ce11" office:value-type="string">
            <text:p>Export &amp; Import settings. If (3 or more settings)</text:p>
          </table:table-cell>
          <table:table-cell office:value-type="string">
            <text:p>No such stuff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No need</text:p>
          </table:table-cell>
          <table:table-cell table:style-name="ce11" office:value-type="string">
            <text:p>Preventing auto-sleep (for audio | video | pdf) programs</text:p>
          </table:table-cell>
          <table:table-cell office:value-type="string">
            <text:p>No such stuff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one</text:p>
          </table:table-cell>
          <table:table-cell table:style-name="ce11" office:value-type="string">
            <text:p>On top</text:p>
          </table:table-cell>
          <table:table-cell office:value-type="string">
            <text:p>No such stuff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Done</text:p>
          </table:table-cell>
          <table:table-cell table:style-name="ce11" office:value-type="string">
            <text:p>To tray</text:p>
          </table:table-cell>
          <table:table-cell office:value-type="string">
            <text:p>No such stuff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No need</text:p>
          </table:table-cell>
          <table:table-cell table:style-name="ce16" office:value-type="string">
            <text:p>Auto | Manual Backup</text:p>
          </table:table-cell>
          <table:table-cell office:value-type="string">
            <text:p>No such stuff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Dint?</text:p>
          </table:table-cell>
          <table:table-cell table:style-name="ce11" office:value-type="string">
            <text:p>Customizing shortcuts!</text:p>
          </table:table-cell>
          <table:table-cell office:value-type="string">
            <text:p>Doesn't exist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Dint?</text:p>
          </table:table-cell>
          <table:table-cell table:style-name="ce11" office:value-type="string">
            <text:p>Conflicting shortcuts window</text:p>
          </table:table-cell>
          <table:table-cell office:value-type="string">
            <text:p>Doesn't exist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Dint?</text:p>
          </table:table-cell>
          <table:table-cell table:style-name="ce11" office:value-type="string">
            <text:p>Jeez, unresponsible app? Implement threads</text:p>
          </table:table-cell>
          <table:table-cell office:value-type="string">
            <text:p>GUI thread only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Done</text:p>
          </table:table-cell>
          <table:table-cell office:value-type="string">
            <text:p>Save position of window (+in tray, +topmost)</text:p>
          </table:table-cell>
          <table:table-cell office:value-type="string">
            <text:p>No any saving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Done</text:p>
          </table:table-cell>
          <table:table-cell office:value-type="string">
            <text:p>Save all other settings</text:p>
          </table:table-cell>
          <table:table-cell office:value-type="string">
            <text:p>No any saving</text:p>
          </table:table-cell>
          <table:table-cell table:number-columns-repeated="1021"/>
        </table:table-row>
        <table:table-row table:style-name="ro4">
          <table:table-cell table:style-name="ce7" office:value-type="string">
            <text:p>Dint?</text:p>
          </table:table-cell>
          <table:table-cell table:style-name="ce17" office:value-type="string">
            <text:p>Set cursor to + no matter what other apps tell us to set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one</text:p>
          </table:table-cell>
          <table:table-cell table:style-name="ce17" office:value-type="string">
            <text:p>Show neatly Mouse position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one</text:p>
          </table:table-cell>
          <table:table-cell table:style-name="ce17" office:value-type="string">
            <text:p>Draw color in rectangle that shows what color is selected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one</text:p>
          </table:table-cell>
          <table:table-cell table:style-name="ce17" office:value-type="string">
            <text:p>Freezer shortcut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one</text:p>
          </table:table-cell>
          <table:table-cell table:style-name="ce17" office:value-type="string">
            <text:p>Color picker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one</text:p>
          </table:table-cell>
          <table:table-cell table:style-name="ce17" office:value-type="string">
            <text:p>Multi-monitor compatibility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one</text:p>
          </table:table-cell>
          <table:table-cell table:style-name="ce17" office:value-type="string">
            <text:p>Enlarged area around cursor (it must be live!)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one</text:p>
          </table:table-cell>
          <table:table-cell table:style-name="ce17" office:value-type="string">
            <text:p>Let user do the format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one</text:p>
          </table:table-cell>
          <table:table-cell table:style-name="ce17" office:value-type="string">
            <text:p>Invert frameRect</text:p>
          </table:table-cell>
          <table:table-cell table:number-columns-repeated="1022"/>
        </table:table-row>
        <table:table-row table:style-name="ro4">
          <table:table-cell table:style-name="ce8" office:value-type="string">
            <text:p>Not vital</text:p>
          </table:table-cell>
          <table:table-cell table:style-name="ce18" office:value-type="string">
            <text:p>(while Freezed) Move to the edge if Shift is pressed</text:p>
          </table:table-cell>
          <table:table-cell table:style-name="Default"/>
          <table:table-cell table:number-columns-repeated="1021"/>
        </table:table-row>
        <table:table-row table:style-name="ro4">
          <table:table-cell table:style-name="ce2" office:value-type="string">
            <text:p>Done</text:p>
          </table:table-cell>
          <table:table-cell table:style-name="ce17" office:value-type="string">
            <text:p>Tab, Shift+tab for ListView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one</text:p>
          </table:table-cell>
          <table:table-cell table:style-name="ce17" office:value-type="string">
            <text:p>Fix clicking on checkboxes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6" office:value-type="string">
            <text:p>Version</text:p>
          </table:table-cell>
          <table:table-cell table:style-name="ce14" office:value-type="string">
            <text:p>1.1.0</text:p>
          </table:table-cell>
          <table:table-cell table:style-name="ce21"/>
          <table:table-cell table:number-columns-repeated="1021"/>
        </table:table-row>
        <table:table-row table:style-name="ro4">
          <table:table-cell table:style-name="ce2" office:value-type="string">
            <text:p>Done</text:p>
          </table:table-cell>
          <table:table-cell office:value-type="string">
            <text:p>Add arrows that move cursor when freezed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one</text:p>
          </table:table-cell>
          <table:table-cell office:value-type="string">
            <text:p>Global shortcuts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one</text:p>
          </table:table-cell>
          <table:table-cell office:value-type="string">
            <text:p>Bug: don't load wnd size because we're unsizeable!!!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one</text:p>
          </table:table-cell>
          <table:table-cell office:value-type="string">
            <text:p>So, only one .chm file???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6" office:value-type="string">
            <text:p>Version</text:p>
          </table:table-cell>
          <table:table-cell table:style-name="ce14" office:value-type="string">
            <text:p>1.2.0</text:p>
          </table:table-cell>
          <table:table-cell table:style-name="ce21"/>
          <table:table-cell table:number-columns-repeated="1021"/>
        </table:table-row>
        <table:table-row table:style-name="ro4">
          <table:table-cell table:style-name="ce1" office:value-type="string">
            <text:p>Vital</text:p>
          </table:table-cell>
          <table:table-cell office:value-type="string">
            <text:p>Bug: Horrible perfomance because of BitBlt</text:p>
          </table:table-cell>
          <table:table-cell table:number-columns-repeated="1022"/>
        </table:table-row>
        <table:table-row table:style-name="ro4" table:number-rows-repeated="1048491">
          <table:table-cell table:number-columns-repeated="1024"/>
        </table:table-row>
        <table:table-row table:style-name="ro5" table:number-rows-repeated="30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5">05.02.2022</text:date>, <text:time>11:1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0T15:49:23.91</meta:creation-date>
    <meta:editing-duration>PT15H51M38S</meta:editing-duration>
    <meta:editing-cycles>236</meta:editing-cycles>
    <meta:generator>OpenOffice/4.1.8$Win32 OpenOffice.org_project/418m3$Build-9803</meta:generator>
    <dc:title>Avtem default template</dc:title>
    <dc:date>2022-02-05T11:10:46.74</dc:date>
    <meta:document-statistic meta:table-count="1" meta:cell-count="126" meta:object-count="0"/>
    <meta:user-defined meta:name="Info 1"/>
    <meta:user-defined meta:name="Info 2"/>
    <meta:user-defined meta:name="Info 3"/>
    <meta:user-defined meta:name="Info 4"/>
    <meta:template xlink:type="simple" xlink:actuate="onRequest" xlink:title="Avtem default template" xlink:href="../../../../OpenOffice/4/user/template/Avtem%20default%20template.ots" meta:date="2021-01-20T15:49:23.91"/>
  </office:meta>
</office:document-meta>
</file>